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tang" svg:font-family="Batang, 바탕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, 宋体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language="none" fo:country="none" fo:font-weight="bold" style:language-asian="none" style:country-asian="none" style:font-weight-asian="bold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language="none" fo:country="none" fo:font-weight="bold" style:language-asian="none" style:country-asian="none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9d2cd"/>
    </style:style>
    <style:style style:name="P11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fo:font-weight="bold" officeooo:paragraph-rsid="0019d2cd" style:font-weight-asian="bold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fo:font-weight="bold" officeooo:paragraph-rsid="0018f4c6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16" style:family="paragraph" style:parent-style-name="Standard" style:list-style-name="L2">
      <style:paragraph-properties fo:margin-top="0cm" fo:margin-bottom="0.353cm" style:contextual-spacing="false" fo:line-height="100%" fo:text-align="justify" style:justify-single-word="false"/>
    </style:style>
    <style:style style:name="P17" style:family="paragraph" style:parent-style-name="Standard">
      <style:paragraph-properties fo:line-height="100%" fo:text-align="justify" style:justify-single-word="false"/>
      <style:text-properties officeooo:paragraph-rsid="0018f4c6"/>
    </style:style>
    <style:style style:name="P18" style:family="paragraph" style:parent-style-name="Standard" style:list-style-name="L1">
      <style:paragraph-properties fo:margin-top="0cm" fo:margin-bottom="0.353cm" style:contextual-spacing="false" fo:line-height="100%" fo:text-align="justify" style:justify-single-word="false"/>
      <style:text-properties style:font-name="Times New Roman" fo:font-size="12pt" fo:language="en" fo:country="US" style:font-size-asian="12pt"/>
    </style:style>
    <style:style style:name="P19" style:family="paragraph" style:parent-style-name="Standard" style:list-style-name="L2">
      <style:paragraph-properties fo:margin-top="0cm" fo:margin-bottom="0.353cm" style:contextual-spacing="false" fo:line-height="100%" fo:text-align="justify" style:justify-single-word="false"/>
      <style:text-properties style:font-name="Times New Roman" fo:font-size="12pt" fo:language="en" fo:country="US" style:font-size-asian="12pt"/>
    </style:style>
    <style:style style:name="P20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font-name="Times New Roman" fo:font-size="12pt" fo:language="en" fo:country="US" style:font-size-asian="12pt"/>
    </style:style>
    <style:style style:name="P21" style:family="paragraph" style:parent-style-name="Standard" style:list-style-name="L3">
      <style:paragraph-properties fo:margin-top="0cm" fo:margin-bottom="0.353cm" style:contextual-spacing="false" fo:line-height="100%" fo:text-align="justify" style:justify-single-word="false"/>
      <style:text-properties style:font-name="Times New Roman" fo:font-size="12pt" fo:language="en" fo:country="US" style:font-size-asian="12pt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2cd" style:font-weight-asian="bold" style:font-weight-complex="bold"/>
    </style:style>
    <style:style style:name="T3" style:family="text">
      <style:text-properties style:font-name="Times New Roman" fo:font-size="12pt" fo:language="en" fo:country="US" style:font-size-asian="12pt"/>
    </style:style>
    <style:style style:name="T4" style:family="text">
      <style:text-properties style:font-name="Times New Roman" fo:font-size="12pt" fo:language="en" fo:country="US" fo:font-weight="normal" style:font-size-asian="12pt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d2cd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0NDE0NbWwMDE0MzE1MbVQ0lEKTi0uzszPAykwrAUARpLHvSwAAAA=" text:name="__Grammarly_42___1"/>
      </text:user-field-decls>
      <text:p text:style-name="P1"/>
      <text:p text:style-name="P4">Lab Exercise 1</text:p>
      <text:p text:style-name="P4"/>
      <text:p text:style-name="P1">SYNOPSIS OF THE B.Tech. (CSE) III Year PROJECT for SE Lab (18B17CI672) </text:p>
      <text:p text:style-name="P2">Tentative Title of Project: </text:p>
      <text:p text:style-name="P5"><draw:line text:anchor-type="char" draw:z-index="0" draw:name="Shape1" draw:style-name="gr1" draw:text-style-name="P22" svg:x1="0cm" svg:y1="0.282cm" svg:x2="15.558cm" svg:y2="0.282cm"><text:p/></draw:line></text:p>
      <text:p text:style-name="P2">Team Details:</text:p>
      <text:p text:style-name="P2"/>
      <text:p text:style-name="P2">Team No.: </text:p>
      <text:p text:style-name="P2"/>
      <text:p text:style-name="P9"><text:span text:style-name="T1">Name:<text:tab/> </text:span><text:span text:style-name="T6">Aman Verma</text:span><text:span text:style-name="T1"><text:tab/><text:tab/> <text:s text:c="31"/>Er. No.: </text:span><text:span text:style-name="T2">221B057</text:span></text:p>
      <text:p text:style-name="P2">Email: <text:span text:style-name="T6">221B057@juetguna.in</text:span></text:p>
      <text:p text:style-name="P10"><text:span text:style-name="T1">Ph. Number: <text:s text:c="3"/></text:span><text:span text:style-name="T6">7470496075</text:span><text:span text:style-name="T5"> <text:s/></text:span><text:span text:style-name="T1"><text:s text:c="55"/><text:tab/><text:tab/></text:span></text:p>
      <text:p text:style-name="P13">Signatures</text:p>
      <text:p text:style-name="P2"/>
      <text:p text:style-name="P2">Name:<text:tab/><text:tab/><text:tab/><text:tab/><text:tab/> <text:s text:c="7"/>Er. No.: </text:p>
      <text:p text:style-name="P2">Email:<text:tab/><text:tab/></text:p>
      <text:p text:style-name="P2">Ph. Number:<text:tab/><text:tab/><text:tab/> <text:s text:c="59"/>Signatures<text:tab/><text:tab/><text:tab/> <text:s text:c="72"/></text:p>
      <text:p text:style-name="P2">Name:<text:tab/><text:tab/><text:tab/><text:tab/><text:tab/> <text:s text:c="7"/>Er. No.: </text:p>
      <text:p text:style-name="P2">Email:<text:tab/><text:tab/></text:p>
      <text:p text:style-name="P2">Ph. Number:<text:tab/><text:tab/><text:tab/> <text:s text:c="59"/>Signatures</text:p>
      <text:p text:style-name="P2"/>
      <text:p text:style-name="P5"><draw:line text:anchor-type="char" draw:z-index="1" draw:name="Shape2" draw:style-name="gr1" draw:text-style-name="P22" svg:x1="0cm" svg:y1="0.155cm" svg:x2="15.558cm" svg:y2="0.155cm"><text:p/></draw:line></text:p>
      <text:p text:style-name="P2">Problem Formulation:</text:p>
      <text:p text:style-name="P9"><text:span text:style-name="T1">Key words-</text:span><text:span text:style-name="T3">Gold Price, Financial Markets, Machine Learning, Prediction, Investment, Volatility, Portfolio Management, Data-Driven Insights.</text:span></text:p>
      <text:p text:style-name="P2"/>
      <text:p text:style-name="P17"><text:span text:style-name="T1">Objectives/Aim-</text:span><text:span text:style-name="T4">Develop a Gold Price Prediction System that uses machine learning algorithms to forecast future gold prices, offering investors accurate, data-driven insights to make informed decisions in a volatile market. </text:span></text:p>
      <text:p text:style-name="P14"><text:tab/> </text:p>
      <text:p text:style-name="P2">Description (not more than 100 words)- </text:p>
      <text:p text:style-name="P9"><text:span text:style-name="T4">The project aims to build a system capable of predicting gold prices by leveraging machine learning models trained on historical price data and external factors like macroeconomic indicators. </text:span><text:span text:style-name="T3">The system will support informed investment strategies, mitigate risks, and enable effective portfolio management through real-time predictions and historical analysis. </text:span></text:p>
      <text:p text:style-name="P2"><text:tab/></text:p>
      <text:p text:style-name="P5"><draw:line text:anchor-type="char" draw:z-index="2" draw:name="Shape3" draw:style-name="gr1" draw:text-style-name="P22" svg:x1="0cm" svg:y1="0.409cm" svg:x2="15.558cm" svg:y2="0.409cm"><text:p/></draw:line></text:p>
      <text:p text:style-name="P3">Technical Details:</text:p>
      <text:p text:style-name="P3">Details of Methodology/ Approach of Development- </text:p>
      <text:list text:style-name="L1">
        <text:list-item>
          <text:p text:style-name="P18">Data Collection &amp; Preprocessing: Gather historical and real-time data from APIs, clean it, and create relevant features.</text:p>
        </text:list-item>
        <text:list-item>
          <text:p text:style-name="P18">Model Training: Train machine learning models like Linear Regression, Random Forest, and LSTM on the processed data, optimizing for accuracy.</text:p>
        </text:list-item>
      </text:list>
      <text:list text:style-name="L2">
        <text:list-item>
          <text:p text:style-name="P19">Prediction System: Integrate real-time prediction capabilities, providing forecasts based on the latest market data.</text:p>
        </text:list-item>
        <text:list-item>
          <text:p text:style-name="P19">User Dashboard: Develop a web-based interface using Flask, presenting predictions, historical trends, and insights to users.</text:p>
        </text:list-item>
        <text:list-item>
          <text:p text:style-name="P16"><text:soft-page-break/><text:span text:style-name="T3">Evaluation: Use metrics like RMSE and MAE to assess model performance and continuously update the model with new data.</text:span></text:p>
        </text:list-item>
      </text:list>
      <text:p text:style-name="P3"/>
      <text:p text:style-name="P3">Tools/ Languages to be used – </text:p>
      <text:p text:style-name="P20">Libraries: scikit-learn, TensorFlow/Keras, Pandas, Matplotlib.</text:p>
      <text:list text:style-name="L3">
        <text:list-item>
          <text:p text:style-name="P21">Web Development: <text:s/>HTML/CSS, Bootstrap</text:p>
        </text:list-item>
        <text:list-item>
          <text:p text:style-name="P21">Database: SQL</text:p>
        </text:list-item>
        <text:list-item>
          <text:p text:style-name="P21">APIs: Alpha Vantage, Yahoo Finance, custom APIs for real-time data</text:p>
        </text:list-item>
      </text:list>
      <text:p text:style-name="P7"/>
      <text:p text:style-name="P1"/>
      <text:p text:style-name="P8"/>
      <text:p text:style-name="P6"><draw:line text:anchor-type="char" draw:z-index="3" draw:name="Shape4" draw:style-name="gr1" draw:text-style-name="P22" svg:x1="0.159cm" svg:y1="0.055cm" svg:x2="15.717cm" svg:y2="0.055cm"><text:p/></draw:line></text:p>
      <text:p text:style-name="P1">Synopsis Status</text:p>
      <text:p text:style-name="P3">Faculty Remark-</text:p>
      <text:p text:style-name="P1">Approved / Approved with Changes / Not Approved</text:p>
      <text:p text:style-name="P3"/>
      <text:p text:style-name="P3"/>
      <text:p text:style-name="P3"/>
      <text:p text:style-name="P3">Signature -<text:tab/><text:tab/><text:tab/><text:tab/><text:tab/><text:tab/><text:tab/>Date: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tang" svg:font-family="Batang, 바탕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, 宋体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-asian="Batang" style:font-family-asian="Batang, 바탕" style:language-asian="ko" style:country-asian="KR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762cm" fo:margin-bottom="0.762cm" fo:margin-left="3.175cm" fo:margin-right="3.17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YNOPSIS OF THE B</dc:title>
    <dc:subject/>
    <meta:keyword/>
    <dc:description/>
    <meta:initial-creator>Mr Mukesh</meta:initial-creator>
    <meta:creation-date>2008-07-27T21:59:00</meta:creation-date>
    <dc:date>2025-01-20T10:22:56.973000000</dc:date>
    <meta:editing-cycles>132</meta:editing-cycles>
    <meta:editing-duration>PT2H30M18S</meta:editing-duration>
    <meta:generator>LibreOffice/24.2.5.2$Windows_X86_64 LibreOffice_project/bffef4ea93e59bebbeaf7f431bb02b1a39ee8a59</meta:generator>
    <meta:document-statistic meta:table-count="0" meta:image-count="0" meta:object-count="0" meta:page-count="2" meta:paragraph-count="38" meta:word-count="291" meta:character-count="2424" meta:non-whitespace-character-count="1832"/>
  </office:meta>
</office:document-meta>
</file>